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1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Text_20_body" style:list-style-name="L2">
      <style:paragraph-properties fo:margin-top="0in" fo:margin-bottom="0in"/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15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!, etc.) and <text:span text:style-name="T1">dec</text:span>imal values (to be read as “integer code”, i.e., 32, 33, 34, etc.). Note that the characters are divided in groups, and that there are 95 printable characters.</text:p>
      <text:h text:style-name="Heading_20_2" text:outline-level="2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1">int intVar = (int)'C';</text:p>
      <text:p text:style-name="P2">char charVar = (char)84;</text:p>
      <text:p text:style-name="P3">Console.WriteLine($"'C' is represented as {intVar}\n"</text:p>
      <text:p text:style-name="P4"><text:s text:c="4"/>+ $"{charVar} corresponds to the value 84"); </text:p>
      <text:p text:style-name="First_20_paragraph">And note that we can explicite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: replace the previous first line with</text:p>
      <text:p text:style-name="P5">int intVar = 'C';</text:p>
      <text:p text:style-name="First_20_paragraph">And note that your program would still compile. Can you also convert implicitly <text:span text:style-name="DataTypeTok">int</text:span> into <text:span text:style-name="DataTypeTok">char</text:span>?</text:p>
      <text:h text:style-name="Heading_20_2" text:outline-level="2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to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 You can convince yourself by executing the following code:</text:p>
      <text:p text:style-name="P6">if ('A' &gt; 'a')</text:p>
      <text:p text:style-name="P7"><text:s text:c="4"/>Console.Write("A is greater than a");</text:p>
      <text:p text:style-name="P8">else</text:p>
      <text:p text:style-name="P9"><text:s text:c="4"/>Console.Write("A is less than a");</text:p>
      <text:h text:style-name="Heading_20_2" text:outline-level="2"><text:bookmark-start text:name="testing-for-equality"/>Testing for Equality<text:bookmark-end text:name="testing-for-equality"/></text:h>
      <text:p text:style-name="First_20_paragraph">Note that 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snippet of code that</text:p>
      <text:list text:style-name="L1">
        <text:list-item>
          <text:p text:style-name="P10">Ask the user for a character,</text:p>
        </text:list-item>
        <text:list-item>
          <text:p text:style-name="P10">Display on the screen “The user said yes” if the user entered “Y” or “y”,</text:p>
        </text:list-item>
        <text:list-item>
          <text:p text:style-name="P10">Display on the screen “The user said no” if the user entered “N” or “n”,</text:p>
        </text:list-item>
        <text:list-item>
          <text:p text:style-name="P10">Display on the screen “The user entered an incorrect value” if the user entered any other character.</text:p>
        </text:list-item>
      </text:list>
      <text:p text:style-name="First_20_paragraph">To read <text:span text:style-name="T2">a single character</text:span> (instead of a whole string), use</text:p>
      <text:p text:style-name="P11">Console.WriteLine("Press y or Y for Yes, n or N for No:");</text:p>
      <text:p text:style-name="P12">char answer = Console.ReadKey().KeyChar;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This lab’s pushing further suggests to take some advance in two topics we will be covering soon: <text:span text:style-name="KeywordTok">for</text:span> loops and <text:span text:style-name="DataTypeTok">string</text:span> comparison</text:p>
      <text:h text:style-name="Heading_20_2" text:outline-level="2"><text:bookmark-start text:name="char-and-for-loop"/><text:span text:style-name="DataTypeTok">char</text:span> and <text:span text:style-name="KeywordTok">for</text:span> loop<text:bookmark-end text:name="char-and-for-loop"/></text:h>
      <text:p text:style-name="First_20_paragraph">Try to understand what the following code does:</text:p>
      <text:p text:style-name="P13">for (int i = 32; i &lt;= 126; i++)</text:p>
      <text:p text:style-name="P14"><text:s text:c="4"/>Console.Write((char)i);</text:p>
      <text:p text:style-name="First_20_paragraph">Compile it, execute it, understand what its purpose is, and what its structure is.</text:p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?view=netframework-4.7.1" office:name=""><text:span text:style-name="Definition">CompareOrdinal</text:span></text:a> method of the <text:a xlink:type="simple" xlink:href="https://msdn.microsoft.com/en-us/library/system.string(v=vs.110).aspx" office:name=""><text:span text:style-name="Definition">String</text:span></text:a> class. It works as follow:</text:p>
      <text:p text:style-name="P15">if (String.CompareOrdinal("A", "a") &gt; 0)</text:p>
      <text:p text:style-name="P16">{</text:p>
      <text:p text:style-name="P17"><text:s text:c="4"/>Console.Write("A is greater than a");</text:p>
      <text:p text:style-name="P18">}</text:p>
      <text:p text:style-name="P19">else</text:p>
      <text:p text:style-name="P20">{</text:p>
      <text:p text:style-name="P21"><text:s text:c="4"/>Console.Write("A is less than a");</text:p>
      <text:p text:style-name="P22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2">
        <text:list-item>
          <text:p text:style-name="P23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23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23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24">if (String.CompareOrdinal("Augusta", "Auguste") &gt; 0)</text:p>
      <text:p text:style-name="P25">{</text:p>
      <text:p text:style-name="P26"><text:s text:c="4"/>Console.Write("Augusta is greater than Auguste");</text:p>
      <text:p text:style-name="P27">}</text:p>
      <text:p text:style-name="P28">else</text:p>
      <text:p text:style-name="P29">{</text:p>
      <text:p text:style-name="P30"><text:s text:c="4"/>Console.Write("Augsta is less than Auguste");</text:p>
      <text:p text:style-name="P31">}</text:p>
      <text:p text:style-name="First_20_paragraph">To conclude with this topic, note that the integer returned actually has a precise value: examine the following code to understand it.</text:p>
      <text:p text:style-name="P32">if (String.CompareOrdinal("A", "a") == ((int)'A' - (int)'a'))</text:p>
      <text:p text:style-name="P33"><text:s text:c="4"/>Console.WriteLine("Ok, I get it now");</text:p>
      <text:p text:style-name="P34"/>
      <text:p text:style-name="P35">if (String.CompareOrdinal("Ab", "az") == (((int)'A' + (int)'b') - ((int)'a' + (int)'z')))</text:p>
      <text:p text:style-name="P36"><text:s text:c="4"/>Console.WriteLine("Yes, I really do.");</text:p>
      <text:p text:style-name="P37">else if (String.CompareOrdinal("Ab", "az") == ((int)'A' - (int)'a'))</text:p>
      <text:p text:style-name="P38"><text:s text:c="4"/>Console.WriteLine("Or do I?");</text:p>
      <text:p text:style-name="P39"><text:s text:c="4"/></text:p>
      <text:p text:style-name="P40">if (String.CompareOrdinal("ABCDEf", "ABCDEF") == (int)'f' - (int)'F')</text:p>
      <text:p text:style-name="P41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16:07Z</meta:creation-date>
    <dc:date>2021-06-22T00:16:07Z</dc:date>
    <meta:user-defined meta:name="date" meta:value-type="string">June  21, 2021 (08:15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